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c7038"/>
    </style:style>
    <style:style style:name="P2" style:family="paragraph" style:parent-style-name="Standard">
      <style:paragraph-properties fo:text-align="start" style:justify-single-word="false"/>
      <style:text-properties officeooo:paragraph-rsid="000c703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7edc1" officeooo:paragraph-rsid="000c703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c7038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5252" officeooo:paragraph-rsid="000c703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7edc1" officeooo:paragraph-rsid="000c7038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fo:font-weight="bold" officeooo:rsid="0017edc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00f5252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normal" officeooo:rsid="0017edc1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da724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f5252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f5252" style:font-size-asian="12pt" style:font-size-complex="12pt"/>
    </style:style>
    <style:style style:name="T8" style:family="text">
      <style:text-properties style:font-name="Liberation Serif" fo:font-size="12pt" officeooo:rsid="0019d9ea" style:font-size-asian="12pt" style:font-size-complex="12pt"/>
    </style:style>
    <style:style style:name="T9" style:family="text">
      <style:text-properties style:font-name="Liberation Serif" fo:font-weight="normal" officeooo:rsid="0017edc1" style:font-size-asian="14pt" style:font-weight-asian="normal" style:font-size-complex="12pt" style:font-weight-complex="normal"/>
    </style:style>
    <style:style style:name="T10" style:family="text">
      <style:text-properties officeooo:rsid="0019d9ea"/>
    </style:style>
    <style:style style:name="T11" style:family="text">
      <style:text-properties officeooo:rsid="000f52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 case diagram of the main program: <text:span text:style-name="T10">Input graph </text:span><text:span text:style-name="T11">from file</text:span></text:p>
      <text:p text:style-name="P4"><text:bookmark text:name="page3R_mcid261"/><text:bookmark text:name="page3R_mcid271"/><text:bookmark text:name="page3R_mcid251"/><text:span text:style-name="T1"><text:line-break/>Description:</text:span><text:bookmark text:name="page3R_mcid281"/><text:span text:style-name="T1"> </text:span><text:bookmark text:name="page3R_mcid2821"/><text:span text:style-name="T6">The user starts the application, and </text:span><text:span text:style-name="T7">chooses the file with</text:span><text:span text:style-name="T6"> Graph <text:s/></text:span><text:span text:style-name="T8">they want to visualize</text:span><text:span text:style-name="T3">. </text:span></text:p>
      <text:p text:style-name="P4"><text:bookmark text:name="page3R_mcid321"/><text:bookmark text:name="page3R_mcid331"/><text:bookmark text:name="page3R_mcid311"/><text:span text:style-name="T1"><text:line-break/>Actors:</text:span><text:bookmark text:name="page3R_mcid341"/><text:span text:style-name="T1"> </text:span><text:span text:style-name="T3">The User</text:span></text:p>
      <text:p text:style-name="P4"><text:bookmark text:name="page3R_mcid371"/><text:bookmark text:name="page3R_mcid361"/><text:bookmark text:name="page3R_mcid351"/><text:span text:style-name="T1"><text:line-break/>Preconditions:</text:span><text:bookmark text:name="page3R_mcid381"/><text:span text:style-name="T1"> </text:span><text:span text:style-name="T3">The application is running.</text:span></text:p>
      <text:p text:style-name="P4"><text:bookmark text:name="page3R_mcid391"/><text:bookmark text:name="page3R_mcid401"/><text:bookmark text:name="page3R_mcid411"/><text:span text:style-name="T1"><text:line-break/>Postconditions:</text:span><text:bookmark text:name="page3R_mcid421"/><text:span text:style-name="T1"> </text:span><text:span text:style-name="T3">The </text:span><text:span text:style-name="T4">file is loaded, all the settings are set and </text:span><text:span text:style-name="T3">input is saved internally.</text:span><text:span text:style-name="Default_20_Paragraph_20_Font"><text:span text:style-name="T9"> </text:span></text:span></text:p>
      <text:p text:style-name="P2"><text:bookmark text:name="page3R_mcid451"/><text:bookmark text:name="page3R_mcid441"/><text:bookmark text:name="page3R_mcid431"/><text:span text:style-name="T1"><text:line-break/>Main scenario:</text:span><text:bookmark text:name="page3R_mcid471"/><text:bookmark text:name="page3R_mcid481"/><text:bookmark text:name="page3R_mcid461"/><text:span text:style-name="T1"><text:line-break/></text:span><text:span text:style-name="T3">1. </text:span><text:span text:style-name="T5">The User clicks openFile icon that is positioned on the toolbar</text:span><text:bookmark text:name="page3R_mcid501"/><text:bookmark text:name="page3R_mcid511"/><text:span text:style-name="T3"><text:line-break/></text:span><text:span text:style-name="T5">2. The Home directory is opened</text:span></text:p>
      <text:p text:style-name="P5">3. The User chooses file with .graph extension they want to open and draw in the MainWindow</text:p>
      <text:p text:style-name="P5">4. When the file has been chosen, the matching function is called</text:p>
      <text:p text:style-name="P5">5. The graph is drawn in the MainWindow</text:p>
      <text:p text:style-name="P6"><text:bookmark text:name="page3R_mcid741"/><text:bookmark text:name="page3R_mcid731"/><text:bookmark text:name="page3R_mcid721"/><text:line-break/>Alternative scenarios:</text:p>
      <text:list xml:id="list2631952780" text:style-name="L1">
        <text:list-item>
          <text:p text:style-name="P1"><text:bookmark text:name="page3R_mcid761"/><text:bookmark text:name="page3R_mcid751"/><text:span text:style-name="T1">Application exit:</text:span><text:bookmark text:name="page3R_mcid781"/><text:span text:style-name="T1"> </text:span><text:span text:style-name="T3">If </text:span><text:span text:style-name="T5">the</text:span><text:span text:style-name="T3"> User exists the application, any input or changes will be lost.</text:span></text:p>
        </text:list-item>
        <text:list-item>
          <text:p text:style-name="P1"><text:span text:style-name="T2">Wrong file extension: </text:span><text:span text:style-name="T5">If the User chooses to open a file that is not .graph file, the message will pop up, warning the User. In this case, there are no changes in the MainWindow.</text:span><text:span text:style-name="T1"><text:line-break/></text:span></text:p>
        </text:list-item>
      </text:list>
      <text:p text:style-name="P2"><text:span text:style-name="T1">Additional information:</text:span><text:bookmark text:name="page3R_mcid821"/><text:span text:style-name="T1"> </text:span><text:span text:style-name="T3">The</text:span><text:bookmark text:name="page3R_mcid831"/><text:span text:style-name="T3"> default direction of the Graph is set to undirec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8:07:14.415071532</meta:creation-date>
    <dc:date>2022-12-26T18:07:55.472949713</dc:date>
    <meta:editing-duration>PT42S</meta:editing-duration>
    <meta:editing-cycles>1</meta:editing-cycles>
    <meta:document-statistic meta:table-count="0" meta:image-count="0" meta:object-count="0" meta:page-count="1" meta:paragraph-count="13" meta:word-count="172" meta:character-count="997" meta:non-whitespace-character-count="830"/>
    <meta:generator>LibreOffice/6.4.7.2$Linux_X86_64 LibreOffice_project/40$Build-2</meta:generator>
  </office:meta>
</office:document-meta>
</file>